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2">12.11.2010</text:date>, <text:time>08:5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fen Vogel</meta:initial-creator>
    <meta:creation-date>2010-11-12T08:35:34</meta:creation-date>
    <dc:date>2010-11-12T08:57:01</dc:date>
    <dc:creator>Steffen Vogel</dc:creator>
    <meta:editing-duration>PT00H05M17S</meta:editing-duration>
    <meta:editing-cycles>1</meta:editing-cycles>
    <meta:document-statistic meta:table-count="3" meta:cell-count="95" meta:object-count="0"/>
    <meta:generator>OpenOffice.org/3.2$Unix OpenOffice.org_project/320m19$Build-9505</meta:generator>
  </office:meta>
</office:document-meta>
</file>